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FRET: An Open Source Software Package for smFRET</text:p>
      <text:p text:style-name="P2"/>
      <text:p text:style-name="P3">Intro: why open source</text:p>
      <text:p text:style-name="P3"/>
      <text:p text:style-name="P4"/>
      <text:p text:style-name="P4">“You can see the code if you like, but it's not documented or anything. It's a bit buggy.”</text:p>
      <text:p text:style-name="P4"/>
      <text:p text:style-name="P4">“Just comment out that bit, it should work fine now.”</text:p>
      <text:p text:style-name="P4"/>
      <text:p text:style-name="P4">“I didn't write this code. The programmer's left now. I don't know how it works.”</text:p>
      <text:p text:style-name="P3"/>
      <text:p text:style-name="P1"><text:span text:style-name="T1">The problems in scientific software development are well known and well discussed. From poor documentation, to bugs, errors and spaghetti code (</text:span><text:a xlink:type="simple" xlink:href="http://www.americanscientist.org/issues/pub/2006/1/wheres-the-real-bottleneck-in-scientific-computing">http://www.americanscientist.org/issues/pub/2006/1/wheres-the-real-bottleneck-in-scientific-computing</text:a>; <text:a xlink:type="simple" xlink:href="http://www.nature.com/nature/journal/v467/n7317/pdf/467775a.pdf"><text:span text:style-name="T1">http://www.nature.com/nature/journal/v467/n7317/pdf/467775a.pdf</text:span></text:a><text:span text:style-name="T1">; </text:span><text:a xlink:type="simple" xlink:href="http://www.ploscompbiol.org/article/info%3Adoi%2F10.1371%2Fjournal.pcbi.0020087"><text:span text:style-name="T1">http://www.ploscompbiol.org/article/info%3Adoi%2F10.1371%2Fjournal.pcbi.0020087</text:span></text:a><text:span text:style-name="T1">), there are plenty of horror stories about bad code and its consequences.</text:span></text:p>
      <text:p text:style-name="P1"><text:span text:style-name="T1"/></text:p>
      <text:p text:style-name="P1"><text:span text:style-name="T1">The area where I do my research, single-molecule biophysics (</text:span><text:a xlink:type="simple" xlink:href="http://en.wikipedia.org/wiki/Single-molecule_FRET"><text:span text:style-name="T1">http://en.wikipedia.org/wiki/Single-molecule_FRET</text:span></text:a><text:span text:style-name="T1">), has an additional problem. A complete lack of any standard software, whether open source or commercial, for data analysis. We are a growing field. Publication counts suggest an exponential growth in interest (citation?), with over xxx papers published in 2013, many describing new techniques for data collection and analysis. Despite this, every research group maintains their own code-base, with software written in all manner of programming languages and environments, from python to matlab, from C++ to Labview (yes, really).</text:span></text:p>
      <text:p text:style-name="P1"><text:span text:style-name="T1"/></text:p>
      <text:p text:style-name="P1"><text:span text:style-name="T1">This is a monumental waste of resources. </text:span></text:p>
      <text:p text:style-name="P1"><text:span text:style-name="T1"/></text:p>
      <text:p text:style-name="P1"><text:span text:style-name="T1">Standard analysis methods are duplicated across the world </text:span></text:p>
      <text:p text:style-name="P1"><text:span text:style-name="T1"/></text:p>
      <text:p text:style-name="P1"><text:span text:style-name="T1">Whenever methodological improvements are published, reserachers must scramble to implement their own versions, based on sketchy outlines crammed into the supplementary methods of a high-profile paper. A large amount of time can be spent to </text:span></text:p>
      <text:p text:style-name="P1"><text:span text:style-name="T1">implement and debug new software, only to find that there is litte or no improvement in performance despite considerable additional complexity.</text:span></text:p>
      <text:p text:style-name="P1"><text:span text:style-name="T1"/></text:p>
      <text:p text:style-name="P1"><text:span text:style-name="T1">“We did it for the paper, but I wouldn't use it. It's not really any better.”</text:span></text:p>
      <text:p text:style-name="P3"/>
      <text:p text:style-name="P3"/>
      <text:p text:style-name="P3">Making</text:p>
      <text:p text:style-name="P3"/>
      <text:p text:style-name="P3">Distrib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4T15:40:50</meta:creation-date>
    <dc:date>2014-04-04T17:22:36</dc:date>
    <meta:editing-duration>PT9M55S</meta:editing-duration>
    <meta:editing-cycles>1</meta:editing-cycles>
    <meta:document-statistic meta:table-count="0" meta:image-count="0" meta:object-count="0" meta:page-count="1" meta:paragraph-count="14" meta:word-count="269" meta:character-count="1979" meta:non-whitespace-character-count="1721"/>
    <meta:generator>LibreOffice/3.5$Linux_X86_64 LibreOffice_project/350m1$Build-202</meta:generator>
  </office:meta>
</office:document-meta>
</file>